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f2955" officeooo:paragraph-rsid="001153af" style:font-size-asian="12pt" style:font-weight-asian="bold" style:font-name-complex="Times New Roman1" style:font-weight-complex="bold"/>
    </style:style>
    <style:style style:name="P2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27775" officeooo:paragraph-rsid="00127775" style:font-size-asian="12pt" style:font-weight-asian="bold" style:font-name-complex="Times New Roman1" style:font-weight-complex="bold"/>
    </style:style>
    <style:style style:name="P3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43858" officeooo:paragraph-rsid="00143858" style:font-size-asian="12pt" style:font-weight-asian="bold" style:font-name-complex="Times New Roman1" style:font-weight-complex="bold"/>
    </style:style>
    <style:style style:name="P4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57a88" officeooo:paragraph-rsid="00157a88" style:font-size-asian="12pt" style:font-weight-asian="bold" style:font-name-complex="Times New Roman1" style:font-weight-complex="bold"/>
    </style:style>
    <style:style style:name="P5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57a88" officeooo:paragraph-rsid="00157a88" style:font-size-asian="12pt" style:font-weight-asian="bold" style:font-name-complex="Times New Roman1" style:font-weight-complex="bold"/>
    </style:style>
    <style:style style:name="P6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57a88" officeooo:paragraph-rsid="001714aa" style:font-size-asian="12pt" style:font-weight-asian="bold" style:font-name-complex="Times New Roman1" style:font-weight-complex="bold"/>
    </style:style>
    <style:style style:name="P7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28695d" officeooo:paragraph-rsid="0028695d" style:font-size-asian="12pt" style:font-weight-asian="bold" style:font-name-complex="Times New Roman1" style:font-weight-complex="bold"/>
    </style:style>
    <style:style style:name="P8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fo:font-style="normal" style:text-underline-style="none" officeooo:rsid="0026f6a8" officeooo:paragraph-rsid="001153af" style:font-size-asian="12pt" style:font-style-asian="normal" style:font-name-complex="Times New Roman1" style:font-style-complex="normal"/>
    </style:style>
    <style:style style:name="P9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8926c" officeooo:paragraph-rsid="001153af" style:font-size-asian="12pt" style:font-name-complex="Times New Roman1"/>
    </style:style>
    <style:style style:name="P10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a5119" officeooo:paragraph-rsid="001153af" style:font-size-asian="12pt" style:font-name-complex="Times New Roman1"/>
    </style:style>
    <style:style style:name="P11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153af" style:font-size-asian="12pt" style:font-name-complex="Times New Roman1"/>
    </style:style>
    <style:style style:name="P12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153af" style:font-size-asian="12pt" style:font-name-complex="Times New Roman1"/>
    </style:style>
    <style:style style:name="P13" style:family="paragraph" style:parent-style-name="List_20_Paragraph" style:list-style-name="L5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714aa"/>
    </style:style>
    <style:style style:name="P14" style:family="paragraph" style:parent-style-name="List_20_Paragraph" style:list-style-name="WWNum10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153af" style:font-size-asian="12pt" style:font-name-complex="Times New Roman1"/>
    </style:style>
    <style:style style:name="P15" style:family="paragraph" style:parent-style-name="List_20_Paragraph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153af" style:font-size-asian="12pt" style:font-name-complex="Times New Roman1"/>
    </style:style>
    <style:style style:name="P16" style:family="paragraph" style:parent-style-name="List_20_Paragraph" style:list-style-name="L2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57a88" officeooo:paragraph-rsid="00157a88" style:font-size-asian="12pt" style:font-weight-asian="bold" style:font-name-complex="Times New Roman1" style:font-weight-complex="bold"/>
    </style:style>
    <style:style style:name="P17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18" style:family="paragraph" style:parent-style-name="List_20_Paragraph" style:list-style-name="L3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19" style:family="paragraph" style:parent-style-name="List_20_Paragraph" style:list-style-name="L4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20" style:family="paragraph" style:parent-style-name="List_20_Paragraph" style:list-style-name="L4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e5de5" style:font-size-asian="12pt" style:font-weight-asian="bold" style:font-name-complex="Times New Roman1" style:font-weight-complex="bold"/>
    </style:style>
    <style:style style:name="P21" style:family="paragraph" style:parent-style-name="List_20_Paragraph" style:list-style-name="L7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22" style:family="paragraph" style:parent-style-name="List_20_Paragraph" style:list-style-name="L8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23" style:family="paragraph" style:parent-style-name="List_20_Paragraph" style:list-style-name="L9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24" style:family="paragraph" style:parent-style-name="List_20_Paragraph" style:list-style-name="L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25" style:family="paragraph" style:parent-style-name="List_20_Paragraph" style:list-style-name="L1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99ea6" style:font-size-asian="12pt" style:font-weight-asian="bold" style:font-name-complex="Times New Roman1" style:font-weight-complex="bold"/>
    </style:style>
    <style:style style:name="P26" style:family="paragraph" style:parent-style-name="List_20_Paragraph" style:list-style-name="L2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714aa"/>
    </style:style>
    <style:style style:name="P27" style:family="paragraph" style:parent-style-name="List_20_Paragraph" style:list-style-name="L6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57a88"/>
    </style:style>
    <style:style style:name="P28" style:family="paragraph" style:parent-style-name="List_20_Paragraph" style:list-style-name="L1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99ea6"/>
    </style:style>
    <style:style style:name="P29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99ea6"/>
    </style:style>
    <style:style style:name="P30" style:family="paragraph" style:parent-style-name="List_20_Paragraph" style:list-style-name="L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714aa"/>
    </style:style>
    <style:style style:name="P31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rsid="0028695d" officeooo:paragraph-rsid="0028695d"/>
    </style:style>
    <style:style style:name="P32" style:family="paragraph" style:parent-style-name="List_20_Paragraph" style:list-style-name="L13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rsid="0028695d" officeooo:paragraph-rsid="0028695d"/>
    </style:style>
    <style:style style:name="P33" style:family="paragraph" style:parent-style-name="Standard_20__28_user_29_">
      <style:paragraph-properties fo:margin-top="0in" fo:margin-bottom="0in" loext:contextual-spacing="false" fo:line-height="115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1153af" style:font-size-asian="18pt" style:font-weight-asian="bold" style:font-name-complex="Times New Roman1"/>
    </style:style>
    <style:style style:name="P34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officeooo:paragraph-rsid="001153af" style:font-name-complex="Times New Roman1"/>
    </style:style>
    <style:style style:name="P35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fo:font-size="12pt" fo:font-style="italic" officeooo:paragraph-rsid="001153af" style:font-size-asian="12pt" style:font-style-asian="italic" style:font-name-complex="Times New Roman1"/>
    </style:style>
    <style:style style:name="P36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paragraph-rsid="001153af" style:font-size-asian="12pt" style:font-name-complex="Times New Roman1"/>
    </style:style>
    <style:style style:name="P37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2pt" officeooo:paragraph-rsid="001153af" style:font-size-asian="12pt" style:font-name-complex="Times New Roman1"/>
    </style:style>
    <style:style style:name="P38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rsid="00424b46" officeooo:paragraph-rsid="001153af" style:font-size-asian="12pt" style:font-name-complex="Times New Roman1"/>
    </style:style>
    <style:style style:name="P39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248957" officeooo:paragraph-rsid="001153af" style:font-size-asian="12pt" style:font-style-asian="normal" style:font-name-complex="Times New Roman1" style:font-style-complex="normal"/>
    </style:style>
    <style:style style:name="P40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34e618" officeooo:paragraph-rsid="001153af" style:font-size-asian="12pt" style:font-style-asian="normal" style:font-name-complex="Times New Roman1" style:font-style-complex="normal"/>
    </style:style>
    <style:style style:name="P41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153af" style:font-size-asian="15pt" style:font-name-complex="Times New Roman1" style:font-size-complex="15pt"/>
    </style:style>
    <style:style style:name="P42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text-underline-style="solid" style:text-underline-width="auto" style:text-underline-color="font-color" officeooo:paragraph-rsid="001153af" style:font-size-asian="15pt" style:font-name-complex="Times New Roman1" style:font-size-complex="15pt"/>
    </style:style>
    <style:style style:name="P43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officeooo:paragraph-rsid="001153af"/>
    </style:style>
    <style:style style:name="P44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153af"/>
    </style:style>
    <style:style style:name="P45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ize="15pt" style:text-underline-style="solid" style:text-underline-width="auto" style:text-underline-color="font-color" officeooo:rsid="003576b7" officeooo:paragraph-rsid="001153af" style:font-size-asian="13.1000003814697pt" style:font-size-complex="15pt"/>
    </style:style>
    <style:style style:name="P46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tyle="normal" style:text-underline-style="none" officeooo:rsid="00248957" officeooo:paragraph-rsid="001153af" style:font-style-asian="normal" style:font-style-complex="normal"/>
    </style:style>
    <style:style style:name="P47" style:family="paragraph" style:parent-style-name="Standard_20__28_user_29_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style:font-name="Times New Roman" fo:font-size="18pt" style:text-underline-style="solid" style:text-underline-width="auto" style:text-underline-color="font-color" fo:font-weight="bold" officeooo:paragraph-rsid="001153af" style:font-size-asian="18pt" style:font-weight-asian="bold" style:font-name-complex="Times New Roman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43858" style:font-weight-asian="normal" style:font-weight-complex="normal"/>
    </style:style>
    <style:style style:name="T4" style:family="text">
      <style:text-properties style:text-underline-style="none" fo:font-weight="normal" officeooo:rsid="001714aa" style:font-weight-asian="normal" style:font-weight-complex="normal"/>
    </style:style>
    <style:style style:name="T5" style:family="text">
      <style:text-properties style:text-underline-style="none" fo:font-weight="normal" officeooo:rsid="00199ea6" style:font-weight-asian="normal" style:font-weight-complex="normal"/>
    </style:style>
    <style:style style:name="T6" style:family="text">
      <style:text-properties style:text-underline-style="none" fo:font-weight="normal" officeooo:rsid="001d5fd0" style:font-weight-asian="normal" style:font-weight-complex="normal"/>
    </style:style>
    <style:style style:name="T7" style:family="text">
      <style:text-properties style:text-underline-style="none" fo:font-weight="normal" officeooo:rsid="001e5de5" style:font-weight-asian="normal" style:font-weight-complex="normal"/>
    </style:style>
    <style:style style:name="T8" style:family="text">
      <style:text-properties style:text-underline-style="none" fo:font-weight="normal" officeooo:rsid="001ecad4" style:font-weight-asian="normal" style:font-weight-complex="normal"/>
    </style:style>
    <style:style style:name="T9" style:family="text">
      <style:text-properties style:text-underline-style="none" fo:font-weight="normal" officeooo:rsid="00200bae" style:font-weight-asian="normal" style:font-weight-complex="normal"/>
    </style:style>
    <style:style style:name="T10" style:family="text">
      <style:text-properties style:text-underline-style="none" fo:font-weight="normal" officeooo:rsid="0023c514" style:font-weight-asian="normal" style:font-weight-complex="normal"/>
    </style:style>
    <style:style style:name="T11" style:family="text">
      <style:text-properties style:text-underline-style="none" fo:font-weight="normal" officeooo:rsid="0025917b" style:font-weight-asian="normal" style:font-weight-complex="normal"/>
    </style:style>
    <style:style style:name="T12" style:family="text">
      <style:text-properties style:font-name="Times New Roman" fo:font-size="12pt" style:font-size-asian="12pt" style:font-name-complex="Times New Roman1"/>
    </style:style>
    <style:style style:name="T13" style:family="text">
      <style:text-properties style:font-name="Times New Roman" fo:font-size="12pt" officeooo:rsid="00175477" style:font-size-asian="12pt" style:font-name-complex="Times New Roman1"/>
    </style:style>
    <style:style style:name="T14" style:family="text">
      <style:text-properties style:font-name="Times New Roman" fo:font-size="12pt" officeooo:rsid="001b6bf7" style:font-size-asian="12pt" style:font-name-complex="Times New Roman1"/>
    </style:style>
    <style:style style:name="T15" style:family="text">
      <style:text-properties style:font-name="Times New Roman" fo:font-size="12pt" officeooo:rsid="00248957" style:font-size-asian="12pt" style:font-name-complex="Times New Roman1"/>
    </style:style>
    <style:style style:name="T16" style:family="text">
      <style:text-properties style:font-name="Times New Roman" fo:font-size="12pt" officeooo:rsid="002852ad" style:font-size-asian="12pt" style:font-name-complex="Times New Roman1"/>
    </style:style>
    <style:style style:name="T17" style:family="text">
      <style:text-properties style:font-name="Times New Roman" fo:font-size="12pt" officeooo:rsid="003072c1" style:font-size-asian="12pt" style:font-name-complex="Times New Roman1"/>
    </style:style>
    <style:style style:name="T18" style:family="text">
      <style:text-properties style:font-name="Times New Roman" fo:font-size="12pt" officeooo:rsid="00424b46" style:font-size-asian="12pt" style:font-name-complex="Times New Roman1"/>
    </style:style>
    <style:style style:name="T19" style:family="text">
      <style:text-properties style:font-name="Times New Roman" fo:font-size="12pt" officeooo:rsid="003f54f9" style:font-size-asian="12pt" style:font-name-complex="Times New Roman1"/>
    </style:style>
    <style:style style:name="T20" style:family="text">
      <style:text-properties style:font-name="Times New Roman" fo:font-size="12pt" officeooo:rsid="0036a0b6" style:font-size-asian="12pt" style:font-name-complex="Times New Roman1"/>
    </style:style>
    <style:style style:name="T21" style:family="text">
      <style:text-properties style:font-name="Times New Roman" fo:font-size="12pt" officeooo:rsid="0034146e" style:font-size-asian="12pt" style:font-name-complex="Times New Roman1"/>
    </style:style>
    <style:style style:name="T22" style:family="text">
      <style:text-properties style:font-name="Times New Roman" fo:font-size="12pt" officeooo:rsid="002d3ab5" style:font-size-asian="12pt" style:font-name-complex="Times New Roman1"/>
    </style:style>
    <style:style style:name="T23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24" style:family="text">
      <style:text-properties style:font-name="Times New Roman" fo:font-size="12pt" style:text-underline-style="solid" style:text-underline-width="auto" style:text-underline-color="font-color" officeooo:rsid="003f54f9" style:font-size-asian="12pt" style:font-name-complex="Times New Roman1"/>
    </style:style>
    <style:style style:name="T25" style:family="text">
      <style:text-properties style:font-name="Times New Roman" fo:font-size="12pt" style:text-underline-style="solid" style:text-underline-width="auto" style:text-underline-color="font-color" officeooo:rsid="0034146e" style:font-size-asian="12pt" style:font-name-complex="Times New Roman1"/>
    </style:style>
    <style:style style:name="T26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1" style:font-weight-complex="normal"/>
    </style:style>
    <style:style style:name="T27" style:family="text">
      <style:text-properties style:font-name="Times New Roman" fo:font-size="12pt" style:text-underline-style="solid" style:text-underline-width="auto" style:text-underline-color="font-color" fo:font-weight="normal" officeooo:rsid="001714aa" style:font-size-asian="12pt" style:font-weight-asian="normal" style:font-name-complex="Times New Roman1" style:font-weight-complex="normal"/>
    </style:style>
    <style:style style:name="T28" style:family="text">
      <style:text-properties style:font-name="Times New Roman" fo:font-size="12pt" style:text-underline-style="solid" style:text-underline-width="auto" style:text-underline-color="font-color" fo:font-weight="normal" officeooo:rsid="001d5fd0" style:font-size-asian="12pt" style:font-weight-asian="normal" style:font-name-complex="Times New Roman1" style:font-weight-complex="normal"/>
    </style:style>
    <style:style style:name="T29" style:family="text">
      <style:text-properties style:font-name="Times New Roman" fo:font-size="12pt" style:text-underline-style="none" fo:font-weight="normal" style:font-size-asian="12pt" style:font-weight-asian="normal" style:font-name-complex="Times New Roman1" style:font-weight-complex="normal"/>
    </style:style>
    <style:style style:name="T30" style:family="text">
      <style:text-properties style:font-name="Times New Roman" fo:font-size="12pt" style:text-underline-style="none" fo:font-weight="normal" officeooo:rsid="00157a88" style:font-size-asian="12pt" style:font-weight-asian="normal" style:font-name-complex="Times New Roman1" style:font-weight-complex="normal"/>
    </style:style>
    <style:style style:name="T31" style:family="text">
      <style:text-properties style:font-name="Times New Roman" fo:font-size="12pt" style:text-underline-style="none" fo:font-weight="normal" officeooo:rsid="001714aa" style:font-size-asian="12pt" style:font-weight-asian="normal" style:font-name-complex="Times New Roman1" style:font-weight-complex="normal"/>
    </style:style>
    <style:style style:name="T32" style:family="text">
      <style:text-properties style:font-name="Times New Roman" fo:font-size="12pt" style:text-underline-style="none" fo:font-weight="normal" officeooo:rsid="001d5fd0" style:font-size-asian="12pt" style:font-weight-asian="normal" style:font-name-complex="Times New Roman1" style:font-weight-complex="normal"/>
    </style:style>
    <style:style style:name="T33" style:family="text">
      <style:text-properties style:font-name="Times New Roman" fo:font-size="12pt" style:text-underline-style="none" fo:font-weight="normal" officeooo:rsid="001ecad4" style:font-size-asian="12pt" style:font-weight-asian="normal" style:font-name-complex="Times New Roman1" style:font-weight-complex="normal"/>
    </style:style>
    <style:style style:name="T34" style:family="text">
      <style:text-properties style:font-name="Times New Roman" fo:font-size="12pt" style:text-underline-style="none" fo:font-weight="normal" officeooo:rsid="00200bae" style:font-size-asian="12pt" style:font-weight-asian="normal" style:font-name-complex="Times New Roman1" style:font-weight-complex="normal"/>
    </style:style>
    <style:style style:name="T35" style:family="text">
      <style:text-properties style:font-name="Times New Roman" fo:font-size="12pt" style:text-underline-style="none" fo:font-weight="normal" officeooo:rsid="002984dc" style:font-size-asian="12pt" style:font-weight-asian="normal" style:font-name-complex="Times New Roman1" style:font-weight-complex="normal"/>
    </style:style>
    <style:style style:name="T36" style:family="text">
      <style:text-properties style:font-name="Times New Roman" fo:font-size="12pt" style:text-underline-style="none" fo:font-weight="normal" officeooo:rsid="002b2f15" style:font-size-asian="12pt" style:font-weight-asian="normal" style:font-name-complex="Times New Roman1" style:font-weight-complex="normal"/>
    </style:style>
    <style:style style:name="T37" style:family="text">
      <style:text-properties style:font-name="Times New Roman" fo:font-size="12pt" style:text-underline-style="none" fo:font-weight="normal" officeooo:rsid="002b9d51" style:font-size-asian="12pt" style:font-weight-asian="normal" style:font-name-complex="Times New Roman1" style:font-weight-complex="normal"/>
    </style:style>
    <style:style style:name="T38" style:family="text">
      <style:text-properties style:font-name="Times New Roman" fo:font-size="12pt" style:text-underline-style="none" fo:font-weight="normal" officeooo:rsid="002c033b" style:font-size-asian="12pt" style:font-weight-asian="normal" style:font-name-complex="Times New Roman1" style:font-weight-complex="normal"/>
    </style:style>
    <style:style style:name="T39" style:family="text">
      <style:text-properties style:font-name="Times New Roman" style:font-name-complex="Times New Roman1"/>
    </style:style>
    <style:style style:name="T40" style:family="text">
      <style:text-properties style:font-name="Times New Roman" officeooo:rsid="00424b46" style:font-name-complex="Times New Roman1"/>
    </style:style>
    <style:style style:name="T41" style:family="text">
      <style:text-properties officeooo:rsid="002852ad"/>
    </style:style>
    <style:style style:name="T42" style:family="text">
      <style:text-properties officeooo:rsid="0028aa0a"/>
    </style:style>
    <style:style style:name="T43" style:family="text">
      <style:text-properties style:text-underline-style="solid" style:text-underline-width="auto" style:text-underline-color="font-color" officeooo:rsid="0028aa0a"/>
    </style:style>
    <style:style style:name="T44" style:family="text">
      <style:text-properties officeooo:rsid="001d3526"/>
    </style:style>
    <style:style style:name="T45" style:family="text">
      <style:text-properties officeooo:rsid="002713c2"/>
    </style:style>
    <style:style style:name="T46" style:family="text">
      <style:text-properties officeooo:rsid="002a5119"/>
    </style:style>
    <style:style style:name="T4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Data Base System Implementation</text:p>
      <text:p text:style-name="P33">COP-6726</text:p>
      <text:p text:style-name="P34">Submitted by:</text:p>
      <text:p text:style-name="P35">Naman Arora</text:p>
      <text:p text:style-name="P35">UFID: 3979-0439</text:p>
      <text:p text:style-name="P35">Nikunj Sarda</text:p>
      <text:p text:style-name="P35">UFID: 9360-6581</text:p>
      <text:p text:style-name="P42">Introduction:</text:p>
      <text:p text:style-name="P44"><text:span text:style-name="T12">This document is intended to present the outcomes and the process of the completed work for the Project </text:span><text:span text:style-name="T22">5</text:span><text:span text:style-name="T12">. The </text:span><text:span text:style-name="T22">integration of the previous pieces</text:span><text:span text:style-name="T15"> for </text:span><text:span text:style-name="T12">DB file implementation </text:span><text:span text:style-name="T16">have</text:span><text:span text:style-name="T12"> been successfully materialized and tested. The repository for all the work is present </text:span><text:a xlink:type="simple" xlink:href="https://gitlab.com/r0ck3r008/database-from-scratch" text:style-name="ListLabel_20_16" text:visited-style-name="ListLabel_20_16"><text:span text:style-name="Internet_20_link"><text:span text:style-name="T12">here</text:span></text:span></text:a><text:span text:style-name="T12">.</text:span></text:p>
      <text:p text:style-name="P37"/>
      <text:p text:style-name="P41">Source File Hierarchy:</text:p>
      <text:p text:style-name="P43"><text:span text:style-name="T12">The directories are arranged in a flat manner </text:span><text:span text:style-name="T17">with exception of a tpch-dbgen project directory</text:span><text:span text:style-name="T12">. The tpch-dbgen is the git repository for the TPCH sub program. </text:span><text:span text:style-name="T18">Please make sure the *.tbl files are present BEFORE test is run.</text:span></text:p>
      <text:p text:style-name="P38"/>
      <text:p text:style-name="P45"><text:span text:style-name="T40">S</text:span><text:span text:style-name="T39">ome Points to Note:</text:span></text:p>
      <text:p text:style-name="P46"><text:span text:style-name="T19">→</text:span><text:span text:style-name="T20"> </text:span><text:span text:style-name="T24">N</text:span><text:span text:style-name="T23">ote </text:span><text:span text:style-name="T25">1</text:span><text:span text:style-name="T21">:</text:span><text:span text:style-name="T12"> <text:s/>flex version </text:span><text:span text:style-name="T21">equal or </text:span><text:span text:style-name="T12">higher than 2.6 </text:span><text:span text:style-name="T21">is needed </text:span><text:span text:style-name="T12">to run the above implementation </text:span><text:span text:style-name="T21">and</text:span><text:span text:style-name="T12"> not get below error </text:span><text:span text:style-name="T21">during compilation phase</text:span><text:span text:style-name="T12">:</text:span></text:p>
      <text:p text:style-name="P39">“lexer_func.l:67:1: error: ‘yyfunclineno’ undeclared (first use in this function); did you mean ‘yyfuncleng’?”</text:p>
      <text:p text:style-name="P39">while running the make to generate test.out file. <text:span text:style-name="T41">If such an error arises, however, please uncomment line 16 in ‘lexer_func.l’.</text:span></text:p>
      <text:p text:style-name="P39">→<text:span text:style-name="T42"> </text:span><text:span text:style-name="T43">Note 2:</text:span></text:p>
      <text:list xml:id="list2397297712" text:style-name="WWNum10">
        <text:list-header>
          <text:p text:style-name="P8">Pipe id for input <text:span text:style-name="T42">from database file is</text:span> is -2 and Pipe id for <text:span text:style-name="T42">final </text:span>output is -1</text:p>
        </text:list-header>
      </text:list>
      <text:p text:style-name="P40"/>
      <text:p text:style-name="P41">The compilation process:</text:p>
      <text:p text:style-name="P36">The compilation process is accomplished by a recursive call to Makefiles in each subdirectory by the Makefile in the src/ directory.</text:p>
      <text:p text:style-name="P36">The provided NamanArora_NikunjSarda_p<text:span text:style-name="T44">42</text:span>.zip has one sub-directory, src/.</text:p>
      <text:p text:style-name="P15">$&gt; unzip NamanArora_NikunjSarda_p<text:span text:style-name="T45">42</text:span>.zip</text:p>
      <text:p text:style-name="P15">$&gt; cd proj<text:span text:style-name="T45">42</text:span></text:p>
      <text:p text:style-name="P36">Now to build:</text:p>
      <text:p text:style-name="P15">$&gt; make</text:p>
      <text:p text:style-name="P9">The above command will create <text:span text:style-name="T42">a42.out</text:span></text:p>
      <text:p text:style-name="P10">To run the associated Gtests for the current submission:</text:p>
      <text:p text:style-name="P10"><text:s text:c="12"/>$&gt; make gtest.out</text:p>
      <text:p text:style-name="P10"><text:s text:c="12"/>$&gt; ./gtest.out</text:p>
      <text:p text:style-name="P36">To clean the repository, <text:span text:style-name="T46">excluding *.bin and *.tbl files</text:span>,</text:p>
      <text:list xml:id="list233631824713799" text:continue-numbering="true" text:style-name="WWNum10">
        <text:list-item>
          <text:p text:style-name="P14"><text:soft-page-break/>$&gt; make clean</text:p>
          <text:p text:style-name="P11">To clean the repository, including *.bin and *.tb<text:span text:style-name="T46">l files</text:span></text:p>
          <text:p text:style-name="P11"><text:s text:c="11"/>$&gt; make distclean</text:p>
        </text:list-item>
      </text:list>
      <text:p text:style-name="P12"/>
      <text:p text:style-name="P1"><text:span text:style-name="T1">Change Log</text:span><text:span text:style-name="T2">:</text:span></text:p>
      <text:list xml:id="list2519808885" text:style-name="L1">
        <text:list-item>
          <text:p text:style-name="P2"><text:span text:style-name="T2">Added catalog.cc</text:span></text:p>
        </text:list-item>
        <text:list-item>
          <text:p text:style-name="P2"><text:span text:style-name="T2">Added </text:span><text:span text:style-name="T3">query.h and </text:span><text:span text:style-name="T2">query.cc</text:span></text:p>
        </text:list-item>
        <text:list-item>
          <text:p text:style-name="P7"><text:span text:style-name="T2">Added ddl.h and ddl.cc</text:span></text:p>
        </text:list-item>
        <text:list-item>
          <text:p text:style-name="P3"><text:span text:style-name="T2">Updated schema.cc</text:span></text:p>
        </text:list-item>
        <text:list-item>
          <text:p text:style-name="P3"><text:span text:style-name="T2">Added enterypoint.h and enterypoint.cc</text:span></text:p>
        </text:list-item>
        <text:list-item>
          <text:p text:style-name="P3"><text:span text:style-name="T2">Added operation.h and operation.cc</text:span></text:p>
        </text:list-item>
        <text:list-item>
          <text:p text:style-name="P3"><text:span text:style-name="T2">Updated qp_tree.cc</text:span></text:p>
        </text:list-item>
        <text:list-item>
          <text:p text:style-name="P3"><text:span text:style-name="T2">Updated qp_tree_helper.cc</text:span></text:p>
        </text:list-item>
        <text:list-item>
          <text:p text:style-name="P3"><text:span text:style-name="T2">Updated statistics.cc</text:span></text:p>
        </text:list-item>
        <text:list-item>
          <text:p text:style-name="P4"><text:span text:style-name="T5">Added</text:span><text:span text:style-name="T2"> tableinfo.cc</text:span></text:p>
        </text:list-item>
        <text:list-item>
          <text:p text:style-name="P4"><text:span text:style-name="T2">Added ops.h and ops.cc</text:span></text:p>
        </text:list-item>
      </text:list>
      <text:p text:style-name="P5"><text:span text:style-name="T2"/></text:p>
      <text:p text:style-name="P6"><text:span text:style-name="T47">catalog.cc</text:span><text:span text:style-name="T2">:</text:span></text:p>
      <text:list xml:id="list83187380" text:style-name="L5">
        <text:list-item>
          <text:p text:style-name="P13"><text:span text:style-name="T30">void Catalog :: addRel(char *_rname, char *_fname, fType type, int n_tup): </text:span><text:span text:style-name="T32">Method to add relations</text:span></text:p>
        </text:list-item>
      </text:list>
      <text:list xml:id="list4274114885" text:style-name="L6">
        <text:list-item>
          <text:p text:style-name="P27"><text:span text:style-name="T30">void Catalog :: addAtt(char *_rname, char *aname, int n_dis, Type type, int key): </text:span><text:span text:style-name="T32">Method to add attributes</text:span></text:p>
        </text:list-item>
        <text:list-item>
          <text:p text:style-name="P27"><text:span text:style-name="T32">void Catalog :: addRel(char *_rname, fType type): </text:span><text:span text:style-name="T35">Method to add relation without tuples</text:span></text:p>
        </text:list-item>
        <text:list-item>
          <text:p text:style-name="P27"><text:span text:style-name="T32">void Catalog :: addAtt(char *_rname, char *aname, Type type, int key): </text:span><text:span text:style-name="T35">Method to add attributes with no distinct attributes</text:span></text:p>
        </text:list-item>
        <text:list-item>
          <text:p text:style-name="P27"><text:span text:style-name="T35">void Catalog :: remRel(char *_rname): </text:span><text:span text:style-name="T36">Method to remove relation</text:span></text:p>
        </text:list-item>
      </text:list>
      <text:list xml:id="list1621045678" text:style-name="L2">
        <text:list-item>
          <text:p text:style-name="P26"><text:span text:style-name="T30">Schema *Catalog :: snap(char *_rname): </text:span><text:span text:style-name="T32">Method to check relation is present or not and return the schema for the same</text:span></text:p>
        </text:list-item>
        <text:list-item>
          <text:p text:style-name="P26"><text:span text:style-name="T30">void Catalog :: write(char *fname): </text:span><text:span text:style-name="T32">Method to write output to a file</text:span></text:p>
        </text:list-item>
        <text:list-item>
          <text:p text:style-name="P26"><text:span text:style-name="T30">void Catalog :: read(char *fname): </text:span><text:span text:style-name="T32">Method to read a file</text:span></text:p>
        </text:list-item>
        <text:list-item>
          <text:p text:style-name="P26"><text:span text:style-name="T30">FILE *f_handle(char *fname, const char *perm): </text:span><text:span text:style-name="T32">Method to handle files</text:span></text:p>
        </text:list-item>
      </text:list>
      <text:p text:style-name="P31"><text:span text:style-name="T28">d</text:span><text:span text:style-name="T26">dl.cc</text:span><text:span text:style-name="T29">:</text:span></text:p>
      <text:list xml:id="list59641181" text:style-name="L13">
        <text:list-item>
          <text:p text:style-name="P32"><text:span text:style-name="T29">Ddl :: Ddl(struct query *q, char *cat_f): Constructor to class Ddl</text:span></text:p>
        </text:list-item>
        <text:list-item>
          <text:p text:style-name="P32"><text:span text:style-name="T29">Ddl :: ~Ddl(): Destructor to class Ddl</text:span></text:p>
        </text:list-item>
        <text:list-item>
          <text:p text:style-name="P32"><text:span text:style-name="T29">void Ddl :: process(): Method to process query</text:span></text:p>
        </text:list-item>
        <text:list-item>
          <text:p text:style-name="P32"><text:span text:style-name="T29">void Ddl :: create(): Method to create table</text:span></text:p>
        </text:list-item>
        <text:list-item>
          <text:p text:style-name="P32"><text:span text:style-name="T29">void Ddl :: drop()</text:span><text:span text:style-name="T37">: Method to drop table</text:span></text:p>
        </text:list-item>
        <text:list-item>
          <text:p text:style-name="P32"><text:span text:style-name="T37">void Ddl :: insert()</text:span><text:span text:style-name="T38">: Method to insert files into table</text:span></text:p>
        </text:list-item>
      </text:list>
      <text:list xml:id="list233632242018843" text:continue-list="list1621045678" text:style-name="L2">
        <text:list-header>
          <text:p text:style-name="P16"><text:span text:style-name="T47">query.cc</text:span><text:span text:style-name="T2">:</text:span></text:p>
        </text:list-header>
        <text:list-item>
          <text:p text:style-name="P16"><text:span text:style-name="T2">query :: query(struct FuncOperator *func, struct TableList *tbls, struct AndList *a_list, struct NameList *grp_atts, struct NameList *sel_atts, int dis_att, int dis_func): </text:span><text:span text:style-name="T6">constructor to structure query, initializing initial values to variables</text:span></text:p>
        </text:list-item>
        <text:list-item>
          <text:p text:style-name="P16"><text:soft-page-break/><text:span text:style-name="T2">query :: ~query()</text:span><text:span text:style-name="T4">: </text:span><text:span text:style-name="T6">destructor to structure query</text:span></text:p>
        </text:list-item>
        <text:list-item>
          <text:p text:style-name="P16"><text:span text:style-name="T4">void init_stats(): </text:span><text:span text:style-name="T10">Method to initialize initial state</text:span></text:p>
        </text:list-item>
        <text:list-item>
          <text:p text:style-name="P16"><text:span text:style-name="T10">void query :: dispatcher(): Method to start process as per query</text:span></text:p>
        </text:list-item>
      </text:list>
      <text:p text:style-name="P17"><text:span text:style-name="T47">enterypoint.cc</text:span><text:span text:style-name="T2">:</text:span></text:p>
      <text:list xml:id="list3753311461" text:style-name="L3">
        <text:list-item>
          <text:p text:style-name="P18"><text:span text:style-name="T2">int main (): </text:span><text:span text:style-name="T6">Method to initiate the whole process</text:span></text:p>
        </text:list-item>
      </text:list>
      <text:p text:style-name="P17"><text:span text:style-name="T47">operation.cc</text:span><text:span text:style-name="T2">:</text:span></text:p>
      <text:list xml:id="list3912859844" text:style-name="L4">
        <text:list-item>
          <text:p text:style-name="P19"><text:span text:style-name="T2">operation :: operation(type_flag type, double cost, vector&lt;tableInfo *&gt; &amp;vec): </text:span><text:span text:style-name="T6">Constructor to </text:span><text:span text:style-name="T7">structure operation, initializing variables and table</text:span></text:p>
        </text:list-item>
        <text:list-item>
          <text:p text:style-name="P19"><text:span text:style-name="T2">operation :: operation(type_flag type, Schema *sch): </text:span><text:span text:style-name="T7">Constructor to structure operation, initializing variables</text:span></text:p>
        </text:list-item>
        <text:list-item>
          <text:p text:style-name="P19"><text:span text:style-name="T2">operation :: ~operation(): </text:span><text:span text:style-name="T7">Destructor to structure operation</text:span></text:p>
        </text:list-item>
        <text:list-item>
          <text:p text:style-name="P19"><text:span text:style-name="T2">void operation :: add_pipe(pipe_type p_type, Pipe *pipe): </text:span><text:span text:style-name="T7">Method to add pipes</text:span></text:p>
        </text:list-item>
        <text:list-item>
          <text:p text:style-name="P19"><text:span text:style-name="T2">void operation :: append_sch(int indx, struct operation *child): </text:span><text:span text:style-name="T7">Method to append schema</text:span></text:p>
        </text:list-item>
        <text:list-item>
          <text:p text:style-name="P19"><text:span text:style-name="T2">void operation :: traverse(int indx): </text:span><text:span text:style-name="T7">Method to traverse tree</text:span></text:p>
          <text:p text:style-name="P19"><text:span text:style-name="T47">ops.cc</text:span><text:span text:style-name="T2">:</text:span></text:p>
        </text:list-item>
        <text:list-item>
          <text:p text:style-name="P20"><text:span text:style-name="T2">self_op :: self_op(): </text:span><text:span text:style-name="T7">Constructor to structure self_op</text:span></text:p>
        </text:list-item>
        <text:list-item>
          <text:p text:style-name="P20"><text:span text:style-name="T2">self_op :: ~self_op(): </text:span><text:span text:style-name="T7">Destructor to structure self_op</text:span></text:p>
        </text:list-item>
        <text:list-item>
          <text:p text:style-name="P20"><text:span text:style-name="T2">void self_op :: traverse(int indx, struct operation *parent): </text:span><text:span text:style-name="T7">Method to traverse function</text:span></text:p>
        </text:list-item>
        <text:list-item>
          <text:p text:style-name="P20"><text:span text:style-name="T2">selp_op :: selp_op(): </text:span><text:span text:style-name="T7">Constructor to structure selp_op</text:span></text:p>
        </text:list-item>
        <text:list-item>
          <text:p text:style-name="P20"><text:span text:style-name="T2">selp_op :: ~selp_op(): </text:span><text:span text:style-name="T7">Destructor to structure self_op</text:span></text:p>
        </text:list-item>
        <text:list-item>
          <text:p text:style-name="P20"><text:span text:style-name="T2">void selp_op :: traverse(int indx, struct operation *parent): </text:span><text:span text:style-name="T7">Method to traverse operation</text:span></text:p>
        </text:list-item>
        <text:list-item>
          <text:p text:style-name="P20"><text:span text:style-name="T2">join_op :: join_op(): </text:span><text:span text:style-name="T7">Constructor to structure join_op</text:span></text:p>
        </text:list-item>
        <text:list-item>
          <text:p text:style-name="P20"><text:span text:style-name="T2">join_op :: ~join_op(): </text:span><text:span text:style-name="T7">Destructor to structure join_op</text:span></text:p>
        </text:list-item>
        <text:list-item>
          <text:p text:style-name="P20"><text:span text:style-name="T2">void join_op :: traverse(int indx, struct operation *parent): </text:span><text:span text:style-name="T7">Method to traverse join</text:span></text:p>
        </text:list-item>
        <text:list-item>
          <text:p text:style-name="P20"><text:span text:style-name="T7">g</text:span><text:span text:style-name="T2">rpby_op :: grpby_op(): </text:span><text:span text:style-name="T7">Constructor to structure grpby_op</text:span></text:p>
        </text:list-item>
        <text:list-item>
          <text:p text:style-name="P20"><text:span text:style-name="T2">grpby_op :: ~grpby_op(): </text:span><text:span text:style-name="T7">Destructor to structure grpby_op</text:span></text:p>
        </text:list-item>
        <text:list-item>
          <text:p text:style-name="P20"><text:span text:style-name="T2">void grpby_op :: traverse(int indx, struct operation *parent): </text:span><text:span text:style-name="T7">Method to traverse groupby</text:span></text:p>
        </text:list-item>
        <text:list-item>
          <text:p text:style-name="P20"><text:span text:style-name="T2">sum_op :: sum_op(): </text:span><text:span text:style-name="T7">Constructor to structure sum_op</text:span></text:p>
        </text:list-item>
        <text:list-item>
          <text:p text:style-name="P20"><text:span text:style-name="T2">sum_op :: ~sum_op(): </text:span><text:span text:style-name="T7">Destructor to structure sum_op</text:span></text:p>
        </text:list-item>
        <text:list-item>
          <text:p text:style-name="P20"><text:span text:style-name="T2">void sum_op :: traverse(int indx, struct operation *parent): </text:span><text:span text:style-name="T7">Method to traverse sum</text:span></text:p>
        </text:list-item>
        <text:list-item>
          <text:p text:style-name="P20"><text:span text:style-name="T2">dist_op :: dist_op(): </text:span><text:span text:style-name="T7">Constructor to structure dist_op</text:span></text:p>
        </text:list-item>
        <text:list-item>
          <text:p text:style-name="P20"><text:span text:style-name="T2">dist_op :: ~dist_op(): </text:span><text:span text:style-name="T7">Destructor to structure dist_op</text:span></text:p>
        </text:list-item>
        <text:list-item>
          <text:p text:style-name="P19"><text:span text:style-name="T2">void dist_op :: traverse(int indx, struct operation *op): </text:span><text:span text:style-name="T7">Method to traverse distinct operation</text:span></text:p>
        </text:list-item>
        <text:list-item>
          <text:p text:style-name="P19"><text:span text:style-name="T7">proj_op :: proj_op(): </text:span><text:span text:style-name="T11">Constructor to structure proj_op</text:span></text:p>
        </text:list-item>
        <text:list-item>
          <text:p text:style-name="P19"><text:span text:style-name="T11">proj_op :: ~proj_op(): Destructor to structure proj_op</text:span></text:p>
        </text:list-item>
        <text:list-item>
          <text:p text:style-name="P19"><text:span text:style-name="T11">void proj_op :: traverse(int indx, struct operation *parent): Method to traverse project operation</text:span></text:p>
        </text:list-item>
      </text:list>
      <text:p text:style-name="P29"><text:span text:style-name="T27">tableinfo.cc</text:span><text:span text:style-name="T31">:</text:span></text:p>
      <text:list xml:id="list1212736098" text:style-name="L11">
        <text:list-item>
          <text:p text:style-name="P28"><text:span text:style-name="T31">bool op_comp_sel :: operator()(operation *l, operation *r): </text:span><text:span text:style-name="T33">Method to compare left and right operation cost</text:span></text:p>
        </text:list-item>
        <text:list-item>
          <text:p text:style-name="P28"><text:span text:style-name="T31">void tableInfo :: add_sel(struct AndList *alist, double cost): </text:span><text:span text:style-name="T33">Method to add select operation</text:span></text:p>
        </text:list-item>
        <text:list-item>
          <text:p text:style-name="P25"><text:span text:style-name="T2">struct operation *tableInfo :: dispense_sel(Qptree *qpt): </text:span><text:span text:style-name="T8">Method to remove select operation selected to be executed</text:span></text:p>
        </text:list-item>
      </text:list>
      <text:p text:style-name="P17"><text:soft-page-break/><text:span text:style-name="T47">schema.cc</text:span><text:span text:style-name="T2">:</text:span></text:p>
      <text:list xml:id="list1697156052" text:style-name="L7">
        <text:list-item>
          <text:p text:style-name="P21"><text:span text:style-name="T2">void splice(char *attName, char *placeholder):</text:span></text:p>
        </text:list-item>
        <text:list-item>
          <text:p text:style-name="P21"><text:span text:style-name="T2">Attribute :: Attribute(): </text:span><text:span text:style-name="T8">Constructor to structure Attribute, initializing varaible to default</text:span></text:p>
        </text:list-item>
        <text:list-item>
          <text:p text:style-name="P21"><text:span text:style-name="T2">Attribute :: Attribute(char *name, Type type): </text:span><text:span text:style-name="T8">Constructor to structure Attribute, initializing variable with provide values</text:span></text:p>
        </text:list-item>
        <text:list-item>
          <text:p text:style-name="P21"><text:span text:style-name="T2">void Attribute :: update(char *name, Type type): </text:span><text:span text:style-name="T8">Method to update attributes</text:span></text:p>
        </text:list-item>
        <text:list-item>
          <text:p text:style-name="P21"><text:span text:style-name="T2">Attribute :: ~Attribute(): </text:span><text:span text:style-name="T8">Destructor to structure attribute</text:span></text:p>
        </text:list-item>
        <text:list-item>
          <text:p text:style-name="P21"><text:span text:style-name="T2">const Attribute &amp;Attribute :: operator=(const Attribute &amp;in): </text:span><text:span text:style-name="T8">Method to overload operator “=” for attribute comparison</text:span></text:p>
        </text:list-item>
        <text:list-item>
          <text:p text:style-name="P21"><text:span text:style-name="T2">Schema &amp;Schema :: operator+(Schema &amp;in): </text:span><text:span text:style-name="T8">Method to overload operator “+” to add schema</text:span></text:p>
        </text:list-item>
        <text:list-item>
          <text:p text:style-name="P21"><text:span text:style-name="T2">void Schema :: addAtt(char *aname, Type type, int n_dis, int key): </text:span><text:span text:style-name="T8">Method to add attributes</text:span></text:p>
        </text:list-item>
      </text:list>
      <text:p text:style-name="P17"><text:span text:style-name="T47">qp_tree.cc</text:span><text:span text:style-name="T2">:</text:span></text:p>
      <text:list xml:id="list2356043746" text:style-name="L8">
        <text:list-item>
          <text:p text:style-name="P22"><text:span text:style-name="T2">Pipe *Qptree :: dispense_pipe(int *pipe_id): </text:span><text:span text:style-name="T8">Method to create new pipe</text:span></text:p>
        </text:list-item>
        <text:list-item>
          <text:p text:style-name="P22"><text:span text:style-name="T2">void Qptree :: execute(int flag): </text:span><text:span text:style-name="T8">Method to execute query parse tree</text:span></text:p>
        </text:list-item>
      </text:list>
      <text:p text:style-name="P17"><text:span text:style-name="T47">qp_tree_helper.cc</text:span><text:span text:style-name="T2">:</text:span></text:p>
      <text:list xml:id="list3521793539" text:style-name="L9">
        <text:list-item>
          <text:p text:style-name="P23"><text:span text:style-name="T2">bool op_comp_join :: operator()(operation *l, operation *r): </text:span><text:span text:style-name="T8">Method to compare left and right operation cost for compound join</text:span></text:p>
        </text:list-item>
        <text:list-item>
          <text:p text:style-name="P23"><text:span text:style-name="T2">void Qptree :: mk_ops(struct AndList *alist): <text:s/></text:span><text:span text:style-name="T9">Method to traverse to right and make operator</text:span></text:p>
        </text:list-item>
        <text:list-item>
          <text:p text:style-name="P23"><text:span text:style-name="T2">Schema *Qptree :: mk_agg_sch(): </text:span><text:span text:style-name="T9">Method to make aggressive schema</text:span></text:p>
        </text:list-item>
      </text:list>
      <text:p text:style-name="P17"><text:span text:style-name="T47">statistics.cc</text:span><text:span text:style-name="T2">:</text:span></text:p>
      <text:list xml:id="list2061766857" text:style-name="L10">
        <text:list-item>
          <text:p text:style-name="P24"><text:span text:style-name="T2">Statistics :: Statistics(Catalog *c): </text:span><text:span text:style-name="T9">Constructor for class statistics</text:span></text:p>
        </text:list-item>
        <text:list-item>
          <text:p text:style-name="P24"><text:span text:style-name="T2">Statistics :: ~Statistics(): </text:span><text:span text:style-name="T9">Destructor for class statisitics</text:span></text:p>
        </text:list-item>
        <text:list-item>
          <text:p text:style-name="P24"><text:span text:style-name="T2">double Statistics :: operate(struct OrList *olist): </text:span><text:span text:style-name="T9">Method to calculate no of tuples for or list</text:span></text:p>
        </text:list-item>
        <text:list-item>
          <text:p text:style-name="P24"><text:span text:style-name="T2">void Statistics :: get_rel(char *_aname, Schema **sch, Attribute **attr): </text:span><text:span text:style-name="T9">Method to get realtion for given schema, attributes and name</text:span></text:p>
        </text:list-item>
        <text:list-item>
          <text:p text:style-name="P24"><text:span text:style-name="T2">double Statistics :: traverse(struct AndList *alist, struct OrList *olist): </text:span><text:span text:style-name="T9">Method to traverse and list and or list</text:span></text:p>
        </text:list-item>
        <text:list-item>
          <text:p text:style-name="P30"><text:span text:style-name="T31">double Statistics :: Estimate(struct AndList *a_list): </text:span><text:span text:style-name="T34">Method to estimate the and li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8T23:36:14.430743248</dc:date>
    <meta:editing-duration>PT2H22M8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4" meta:paragraph-count="124" meta:word-count="1169" meta:character-count="7655" meta:non-whitespace-character-count="6659"/>
  </office:meta>
</office:document-meta>
</file>